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903d5" officeooo:paragraph-rsid="000903d5"/>
    </style:style>
    <style:style style:name="P2" style:family="paragraph" style:parent-style-name="Standard">
      <style:text-properties officeooo:rsid="0009276d" officeooo:paragraph-rsid="0009276d"/>
    </style:style>
    <style:style style:name="P3" style:family="paragraph" style:parent-style-name="Standard">
      <style:text-properties officeooo:rsid="0009e149" officeooo:paragraph-rsid="0009e1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 meghana</text:p>
      <text:p text:style-name="P2">hi shweta</text:p>
      <text:p text:style-name="P3">hi vindhy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15T12:12:10</meta:creation-date>
    <meta:generator>LibreOffice/5.0.2.2$Linux_X86_64 LibreOffice_project/00m0$Build-2</meta:generator>
    <dc:date>2018-07-13T11:08:16.424464940</dc:date>
    <dc:creator>acer </dc:creator>
    <meta:editing-duration>PT42M30S</meta:editing-duration>
    <meta:editing-cycles>3</meta:editing-cycles>
    <meta:document-statistic meta:table-count="0" meta:image-count="0" meta:object-count="0" meta:page-count="1" meta:paragraph-count="3" meta:word-count="6" meta:character-count="29" meta:non-whitespace-character-count="26"/>
  </office:meta>
</office:document-meta>
</file>